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3e7" officeooo:paragraph-rsid="0015a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BOOK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26:27.618652040</meta:creation-date>
    <dc:date>2019-06-24T11:27:11.091658748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0.7.3$Linux_X86_64 LibreOffice_project/00m0$Build-3</meta:generator>
  </office:meta>
</office:document-meta>
</file>